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f79" officeooo:paragraph-rsid="001aef79"/>
    </style:style>
    <style:style style:name="P2" style:family="paragraph" style:parent-style-name="Standard">
      <style:paragraph-properties fo:text-align="justify" style:justify-single-word="false"/>
      <style:text-properties officeooo:rsid="001d461c" officeooo:paragraph-rsid="001d461c"/>
    </style:style>
    <style:style style:name="P3" style:family="paragraph" style:parent-style-name="Standard">
      <style:paragraph-properties fo:text-align="center" style:justify-single-word="false"/>
      <style:text-properties officeooo:rsid="001f1881" officeooo:paragraph-rsid="001f1881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1881" officeooo:paragraph-rsid="001f188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ef79" officeooo:paragraph-rsid="001aef7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f1881" officeooo:paragraph-rsid="001f1881" style:font-weight-asian="normal" style:font-weight-complex="normal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51312" officeooo:paragraph-rsid="00251312" style:font-weight-asian="normal" style:font-weight-complex="normal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4a3b" style:font-weight-asian="normal" style:font-weight-complex="normal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7f985" officeooo:paragraph-rsid="0027f985" style:font-weight-asian="normal" style:font-weight-complex="normal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64a3b" officeooo:paragraph-rsid="00264a3b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7f985" officeooo:paragraph-rsid="0027f985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758a" officeooo:paragraph-rsid="002a758a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beb9" officeooo:paragraph-rsid="002abeb9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e840d" officeooo:paragraph-rsid="002e840d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eb9fe" officeooo:paragraph-rsid="002eb9fe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053bc" officeooo:paragraph-rsid="0031aa83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39921" officeooo:paragraph-rsid="00339921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1aa83" officeooo:paragraph-rsid="0031aa83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4a71a" officeooo:paragraph-rsid="0034a71a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6015f" officeooo:paragraph-rsid="0036015f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cc0" officeooo:paragraph-rsid="003a9cc0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c057f" officeooo:paragraph-rsid="003c057f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d2af7" officeooo:paragraph-rsid="003d2af7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d2e92" officeooo:paragraph-rsid="003d2e92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efd9f" officeooo:paragraph-rsid="003efd9f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f2b21" officeooo:paragraph-rsid="003f2b21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10c7e" officeooo:paragraph-rsid="00410c7e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28018" officeooo:paragraph-rsid="00428018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36756" officeooo:paragraph-rsid="00436756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433a8" officeooo:paragraph-rsid="004433a8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0f65" officeooo:paragraph-rsid="00460f65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6762" officeooo:paragraph-rsid="00466762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a622" officeooo:paragraph-rsid="0046a622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71b17" officeooo:paragraph-rsid="00471b17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e204f" officeooo:paragraph-rsid="004e204f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f47ec" officeooo:paragraph-rsid="004f47ec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0dda0" officeooo:paragraph-rsid="0050dda0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233b7" officeooo:paragraph-rsid="0053f0de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c7ca2" officeooo:paragraph-rsid="004c7ca2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56475" officeooo:paragraph-rsid="00556475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5fde4" officeooo:paragraph-rsid="0055fde4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5fde4" officeooo:paragraph-rsid="0055fde4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692f3" officeooo:paragraph-rsid="005692f3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e05fc" officeooo:paragraph-rsid="005e05fc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04848" officeooo:paragraph-rsid="00604848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130be" officeooo:paragraph-rsid="006130be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1be20" officeooo:paragraph-rsid="0061be20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1be20" officeooo:paragraph-rsid="0061be20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23930" officeooo:paragraph-rsid="00623930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3b60d" officeooo:paragraph-rsid="0063b60d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72576" officeooo:paragraph-rsid="00672576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602abd" officeooo:paragraph-rsid="00602abd"/>
    </style:style>
    <style:style style:name="P5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weight="normal" officeooo:rsid="001f1881" officeooo:paragraph-rsid="001f1881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1f1881" officeooo:paragraph-rsid="001f1881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08eb" officeooo:paragraph-rsid="00206c84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6c84" officeooo:paragraph-rsid="001f1881" style:font-weight-asian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6c84" officeooo:paragraph-rsid="00206c84" style:font-weight-asian="normal" style:font-weight-complex="normal"/>
    </style:style>
    <style:style style:name="P61" style:family="paragraph" style:parent-style-name="List_20_Contents">
      <loext:graphic-properties draw:fill="none"/>
      <style:paragraph-properties fo:text-align="justify" style:justify-single-word="false" fo:background-color="transparent"/>
      <style:text-properties officeooo:rsid="006c9ff5" officeooo:paragraph-rsid="006c9ff5"/>
    </style:style>
    <style:style style:name="P62" style:family="paragraph" style:parent-style-name="List_20_Contents">
      <loext:graphic-properties draw:fill="none"/>
      <style:paragraph-properties fo:text-align="justify" style:justify-single-word="false" fo:background-color="transparent"/>
      <style:text-properties officeooo:rsid="006dff2c" officeooo:paragraph-rsid="006dff2c"/>
    </style:style>
    <style:style style:name="P6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06c84" officeooo:paragraph-rsid="00206c84" style:font-weight-asian="normal" style:font-weight-complex="normal"/>
    </style:style>
    <style:style style:name="P6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178c1" officeooo:paragraph-rsid="002178c1" style:font-weight-asian="normal" style:font-weight-complex="normal"/>
    </style:style>
    <style:style style:name="P6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3326f" officeooo:paragraph-rsid="0023326f" style:font-weight-asian="normal" style:font-weight-complex="normal"/>
    </style:style>
    <style:style style:name="P6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51312" officeooo:paragraph-rsid="00251312" style:font-weight-asian="normal" style:font-weight-complex="normal"/>
    </style:style>
    <style:style style:name="P6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6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215e6d" officeooo:paragraph-rsid="00215e6d"/>
    </style:style>
    <style:style style:name="P6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2657d8" officeooo:paragraph-rsid="002657d8"/>
    </style:style>
    <style:style style:name="P70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beb9" officeooo:paragraph-rsid="002abeb9" style:font-size-asian="12pt" style:font-weight-asian="normal" style:font-size-complex="12pt" style:font-weight-complex="normal"/>
    </style:style>
    <style:style style:name="P71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4a71a" officeooo:paragraph-rsid="0034a71a" style:font-size-asian="12pt" style:font-weight-asian="normal" style:font-size-complex="12pt" style:font-weight-complex="normal"/>
    </style:style>
    <style:style style:name="P72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6015f" officeooo:paragraph-rsid="0036015f" style:font-size-asian="12pt" style:font-weight-asian="normal" style:font-size-complex="12pt" style:font-weight-complex="normal"/>
    </style:style>
    <style:style style:name="P73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74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75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868ac" officeooo:paragraph-rsid="003868ac" style:font-size-asian="12pt" style:font-weight-asian="normal" style:font-size-complex="12pt" style:font-weight-complex="normal"/>
    </style:style>
    <style:style style:name="P76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157" officeooo:paragraph-rsid="003a9157" style:font-size-asian="12pt" style:font-weight-asian="normal" style:font-size-complex="12pt" style:font-weight-complex="normal"/>
    </style:style>
    <style:style style:name="P77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cc0" officeooo:paragraph-rsid="003a9cc0" style:font-size-asian="12pt" style:font-weight-asian="normal" style:font-size-complex="12pt" style:font-weight-complex="normal"/>
    </style:style>
    <style:style style:name="P78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c057f" officeooo:paragraph-rsid="003c057f" style:font-size-asian="12pt" style:font-weight-asian="normal" style:font-size-complex="12pt" style:font-weight-complex="normal"/>
    </style:style>
    <style:style style:name="P79" style:family="paragraph" style:parent-style-name="Standard" style:list-style-name="L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10c7e" officeooo:paragraph-rsid="00410c7e" style:font-size-asian="12pt" style:font-weight-asian="normal" style:font-size-complex="12pt" style:font-weight-complex="normal"/>
    </style:style>
    <style:style style:name="P80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79a65" officeooo:paragraph-rsid="00479a65" style:font-size-asian="12pt" style:font-weight-asian="normal" style:font-size-complex="12pt" style:font-weight-complex="normal"/>
    </style:style>
    <style:style style:name="P81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692f3" officeooo:paragraph-rsid="005692f3" style:font-size-asian="12pt" style:font-weight-asian="normal" style:font-size-complex="12pt" style:font-weight-complex="normal"/>
    </style:style>
    <style:style style:name="P82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04848" officeooo:paragraph-rsid="00604848" style:font-size-asian="12pt" style:font-weight-asian="normal" style:font-size-complex="12pt" style:font-weight-complex="normal"/>
    </style:style>
    <style:style style:name="P83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1be20" officeooo:paragraph-rsid="0061be20" style:font-size-asian="12pt" style:font-weight-asian="normal" style:font-size-complex="12pt" style:font-weight-complex="normal"/>
    </style:style>
    <style:style style:name="P84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72576" officeooo:paragraph-rsid="00672576" style:font-size-asian="12pt" style:font-weight-asian="normal" style:font-size-complex="12pt" style:font-weight-complex="normal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72576" officeooo:paragraph-rsid="00672576" style:font-size-asian="12pt" style:font-weight-asian="normal" style:font-size-complex="12pt" style:font-weight-complex="normal"/>
    </style:style>
    <style:style style:name="P86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a019a" officeooo:paragraph-rsid="006a019a" style:font-size-asian="12pt" style:font-weight-asian="normal" style:font-size-complex="12pt" style:font-weight-complex="normal"/>
    </style:style>
    <style:style style:name="P8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862d6" officeooo:paragraph-rsid="006862d6" style:font-size-asian="12pt" style:font-weight-asian="normal" style:font-size-complex="12pt" style:font-weight-complex="normal"/>
    </style:style>
    <style:style style:name="P88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862d6" officeooo:paragraph-rsid="006862d6" style:font-size-asian="12pt" style:font-weight-asian="normal" style:font-size-complex="12pt" style:font-weight-complex="normal"/>
    </style:style>
    <style:style style:name="P8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ff513" officeooo:paragraph-rsid="006ff513" style:font-size-asian="12pt" style:font-weight-asian="normal" style:font-size-complex="12pt" style:font-weight-complex="normal"/>
    </style:style>
    <style:style style:name="P9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05dea" officeooo:paragraph-rsid="00705dea" style:font-size-asian="12pt" style:font-weight-asian="normal" style:font-size-complex="12pt" style:font-weight-complex="normal"/>
    </style:style>
    <style:style style:name="P91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05dea" officeooo:paragraph-rsid="00705dea" style:font-size-asian="12pt" style:font-weight-asian="normal" style:font-size-complex="12pt" style:font-weight-complex="normal"/>
    </style:style>
    <style:style style:name="P92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1b2cd" officeooo:paragraph-rsid="0071b2cd" style:font-size-asian="12pt" style:font-weight-asian="normal" style:font-size-complex="12pt" style:font-weight-complex="normal"/>
    </style:style>
    <style:style style:name="P93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326f3" officeooo:paragraph-rsid="007326f3" style:font-size-asian="12pt" style:font-weight-asian="normal" style:font-size-complex="12pt" style:font-weight-complex="normal"/>
    </style:style>
    <style:style style:name="P9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326f3" officeooo:paragraph-rsid="007326f3" style:font-size-asian="12pt" style:font-weight-asian="normal" style:font-size-complex="12pt" style:font-weight-complex="normal"/>
    </style:style>
    <style:style style:name="P9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4121c" officeooo:paragraph-rsid="0074121c" style:font-size-asian="12pt" style:font-weight-asian="normal" style:font-size-complex="12pt" style:font-weight-complex="normal"/>
    </style:style>
    <style:style style:name="P9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officeooo:rsid="002abeb9" officeooo:paragraph-rsid="002abeb9"/>
    </style:style>
    <style:style style:name="P97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96a60" officeooo:paragraph-rsid="00496a60"/>
    </style:style>
    <style:style style:name="P98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a64c7" officeooo:paragraph-rsid="004a64c7"/>
    </style:style>
    <style:style style:name="P99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bf397" officeooo:paragraph-rsid="004bf397"/>
    </style:style>
    <style:style style:name="P100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officeooo:paragraph-rsid="0074121c"/>
    </style:style>
    <style:style style:name="P101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officeooo:rsid="006a019a" officeooo:paragraph-rsid="006a019a"/>
    </style:style>
    <style:style style:name="P102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officeooo:rsid="0074121c" officeooo:paragraph-rsid="0074121c"/>
    </style:style>
    <style:style style:name="P103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74121c" officeooo:paragraph-rsid="0074121c"/>
    </style:style>
    <style:style style:name="P104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7528a6" officeooo:paragraph-rsid="007528a6"/>
    </style:style>
    <style:style style:name="P10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772010" officeooo:paragraph-rsid="00772010"/>
    </style:style>
    <style:style style:name="P106" style:family="paragraph" style:parent-style-name="Standard" style:list-style-name="L16">
      <loext:graphic-properties draw:fill="none"/>
      <style:paragraph-properties fo:text-align="justify" style:justify-single-word="false" fo:background-color="transparent"/>
      <style:text-properties officeooo:rsid="00772010" officeooo:paragraph-rsid="00772010"/>
    </style:style>
    <style:style style:name="P107" style:family="paragraph" style:parent-style-name="List_20_Contents" style:list-style-name="L12">
      <loext:graphic-properties draw:fill="none"/>
      <style:paragraph-properties fo:text-align="justify" style:justify-single-word="false" fo:background-color="transparent"/>
      <style:text-properties officeooo:paragraph-rsid="006bc2af"/>
    </style:style>
    <style:style style:name="P108" style:family="paragraph" style:parent-style-name="List_20_Contents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style:text-underline-style="none" fo:font-weight="normal" officeooo:paragraph-rsid="006bc2af" style:font-size-asian="12pt" style:font-size-complex="12pt"/>
    </style:style>
    <style:style style:name="P109" style:family="paragraph" style:parent-style-name="List_20_Contents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d1e92" officeooo:paragraph-rsid="006c9ff5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6c84" style:font-weight-asian="normal" style:font-weight-complex="normal"/>
    </style:style>
    <style:style style:name="T5" style:family="text">
      <style:text-properties fo:font-weight="normal" officeooo:rsid="002657d8" style:font-weight-asian="normal" style:font-weight-complex="normal"/>
    </style:style>
    <style:style style:name="T6" style:family="text">
      <style:text-properties fo:font-weight="normal" officeooo:rsid="0027f985" style:font-weight-asian="normal" style:font-weight-complex="normal"/>
    </style:style>
    <style:style style:name="T7" style:family="text">
      <style:text-properties fo:font-weight="normal" officeooo:rsid="00295699" style:font-weight-asian="normal" style:font-weight-complex="normal"/>
    </style:style>
    <style:style style:name="T8" style:family="text">
      <style:text-properties officeooo:rsid="0023326f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2c3dc2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479a65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4a64c7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4aa4ba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4c7ca2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5e05fc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74121c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a019a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bc2af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d1e92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ef66b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language="la" fo:country="VA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officeooo:rsid="0031aa83"/>
    </style:style>
    <style:style style:name="T26" style:family="text">
      <style:text-properties officeooo:rsid="003dcd13"/>
    </style:style>
    <style:style style:name="T27" style:family="text">
      <style:text-properties officeooo:rsid="00408eed"/>
    </style:style>
    <style:style style:name="T28" style:family="text">
      <style:text-properties officeooo:rsid="00436930"/>
    </style:style>
    <style:style style:name="T29" style:family="text">
      <style:text-properties officeooo:rsid="0050dda0"/>
    </style:style>
    <style:style style:name="T30" style:family="text">
      <style:text-properties officeooo:rsid="0059114c"/>
    </style:style>
    <style:style style:name="T31" style:family="text">
      <style:text-properties officeooo:rsid="0059e14d"/>
    </style:style>
    <style:style style:name="T32" style:family="text">
      <style:text-properties officeooo:rsid="005c6fcf"/>
    </style:style>
    <style:style style:name="T33" style:family="text">
      <style:text-properties officeooo:rsid="005e8d0c"/>
    </style:style>
    <style:style style:name="T34" style:family="text">
      <style:text-properties officeooo:rsid="0063c2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равоведение</text:p>
      <text:p text:style-name="P1">Виноградова Татьяна Станиславовна</text:p>
      <text:p text:style-name="P1"/>
      <text:p text:style-name="P2">Методические указания хорошо брать на контрольные. </text:p>
      <text:p text:style-name="P2"/>
      <text:p text:style-name="P3">1 лекция</text:p>
      <text:p text:style-name="P4">Понятие и сущность права</text:p>
      <text:p text:style-name="P6">Дать точное определение нельзя. </text:p>
      <text:p text:style-name="P6"/>
      <text:p text:style-name="P56"><text:span text:style-name="T1">Право</text:span> — совокупность признаваемых обществом общеобязательных правил поведения санкционированных и охраняемых государством, которые выступают нормативным регулятором общественных отношений.</text:p>
      <text:p text:style-name="P57">Право и правила — синонимы. </text:p>
      <text:p text:style-name="P57"/>
      <text:p text:style-name="P57">Правила устанавливаются только для двух видов субъектов — физические и юридические лица.</text:p>
      <text:p text:style-name="P57">Субъектом является только человек, а юридические лица — сообщества людей.</text:p>
      <text:p text:style-name="P57"/>
      <text:p text:style-name="P57">Государство — система органов. В государстве есть законодательный орган, у нас — законодательное собрание. </text:p>
      <text:p text:style-name="P57"/>
      <text:p text:style-name="P58">Право <text:span text:style-name="T2">должно быть</text:span> <text:span text:style-name="T8">реально действующим</text:span> инструментом.</text:p>
      <text:p text:style-name="P60">Нормы права — лишь один из видов правового регулирования, государство — искусственно построенный институт на определенной территорией.</text:p>
      <text:p text:style-name="P58"/>
      <text:p text:style-name="P60"><text:span text:style-name="T1">Социальные нормы</text:span> — взаимосвязанная совокупность правил, регулирующих поведение людей и деятельность организованных сообществ.</text:p>
      <text:p text:style-name="P60">Признаками социальных норм — они идут не от государства. </text:p>
      <text:p text:style-name="P59"/>
      <text:p text:style-name="P59"/>
      <text:p text:style-name="P60">Некоторые виды социальных норм:</text:p>
      <text:list xml:id="list8728504694270213806" text:style-name="L1">
        <text:list-item>
          <text:p text:style-name="P63">Нормы морали</text:p>
        </text:list-item>
        <text:list-item>
          <text:p text:style-name="P68"><text:span text:style-name="T4">н</text:span><text:span text:style-name="T3">ормы обычаев, традиций и ритуалов</text:span></text:p>
        </text:list-item>
        <text:list-item>
          <text:p text:style-name="P64">нормы общественных образований</text:p>
        </text:list-item>
        <text:list-item>
          <text:p text:style-name="P65">религиозные нормы</text:p>
        </text:list-item>
        <text:list-item>
          <text:p text:style-name="P66">социально-технические нормы</text:p>
        </text:list-item>
      </text:list>
      <text:p text:style-name="P7"/>
      <text:p text:style-name="P12"><text:span text:style-name="T3">Право не тождественно закон, понятие право более широкое, чем закон. </text:span><text:span text:style-name="T5">Закон — всегда документ. </text:span></text:p>
      <text:p text:style-name="P8"/>
      <text:p text:style-name="P10">Основные правовые системы</text:p>
      <text:list xml:id="list298166811420990257" text:style-name="L2">
        <text:list-item>
          <text:p text:style-name="P69"><text:span text:style-name="T3">Романно-германская правовая система (возникла в Риме, писание законов, обязательно была основа правовой системы — Конституция, основы конституции расширяются, система права разделена на отрасли, </text:span><text:span text:style-name="T7">система строится сверху вниз</text:span><text:span text:style-name="T3">) </text:span><text:span text:style-name="T6">(Россия, Франция, Германия и страны, которые находятся на континенте)</text:span></text:p>
        </text:list-item>
        <text:list-item>
          <text:p text:style-name="P69"><text:span text:style-name="T3">Англо-саксонская правовая система</text:span><text:span text:style-name="T7"> (в основе данной системе лежало прецедентное право, созданное судами) (снизу вверх)</text:span></text:p>
        </text:list-item>
        <text:list-item>
          <text:p text:style-name="P67">Система религиозного и традиционного права</text:p>
        </text:list-item>
      </text:list>
      <text:p text:style-name="P9"/>
      <text:p text:style-name="P11">Мы семья романно-германского права</text:p>
      <text:p text:style-name="P13"><text:span text:style-name="T9">Прецеде́нт (от </text:span><text:a xlink:type="simple" xlink:href="https://ru.wikipedia.org/wiki/Латинский_язык" text:style-name="Internet_20_link" text:visited-style-name="Visited_20_Internet_20_Link">лат.</text:a><text:span text:style-name="T24"> </text:span><text:span text:style-name="T23">Praecedens </text:span><text:span text:style-name="T9">«предшествующий») — случай или событие, имевшее место в прошлом и служащее примером или основанием для последующих действий в настоящем.</text:span></text:p>
      <text:p text:style-name="P14"><text:soft-page-break/>Источники права:</text:p>
      <text:list xml:id="list8430609808259607400" text:style-name="L3">
        <text:list-item>
          <text:p text:style-name="P70">нормативный правовой акт (документ, который устанавливает правовые нормы)</text:p>
        </text:list-item>
        <text:list-item>
          <text:p text:style-name="P70">правовой обычай (нормативный документ, который был до и впоследствии стал узаконен)</text:p>
        </text:list-item>
        <text:list-item>
          <text:p text:style-name="P96"><text:span text:style-name="T9">правовая доктрина </text:span><text:span text:style-name="T10">(труды известных юристов)</text:span></text:p>
        </text:list-item>
        <text:list-item>
          <text:p text:style-name="P70">религиозные тексты</text:p>
        </text:list-item>
        <text:list-item>
          <text:p text:style-name="P96"><text:span text:style-name="T9">договор нормативного содержания </text:span><text:span text:style-name="T10">(соглашение между субъектами права творчества)</text:span></text:p>
        </text:list-item>
        <text:list-item>
          <text:p text:style-name="P70">судебный прецедент </text:p>
        </text:list-item>
      </text:list>
      <text:p text:style-name="P15"/>
      <text:p text:style-name="P16">Сфера правового регулирования — область потенциальных правовых отношений, она шире чем сфера действия закона. Пределы правового регулирования обусловленны культурой и цивилизованностью общества. </text:p>
      <text:p text:style-name="P16"/>
      <text:p text:style-name="P16">Предмет правового регулирования — те разновидности общественных отношений, которые объективно могут быть урегулированы правом и требуют юридического воздействия.</text:p>
      <text:p text:style-name="P16"/>
      <text:p text:style-name="P17">Метод правового регулирования — это совокупность юридических способов (обязывание, дозволение, запрещение) с помощью которых формулируется юридическое правило.</text:p>
      <text:p text:style-name="P17"/>
      <text:p text:style-name="P18">Сочетание основных способов образует специфические методы праввового регулирования: интеративный <text:s/>и диспозитивный.</text:p>
      <text:p text:style-name="P18"/>
      <text:p text:style-name="P20">Интеративный — строго обязательный.</text:p>
      <text:p text:style-name="P18"><text:span text:style-name="T25">Диспозитивный — представляющий самостоятельность в выборе </text:span><text:s/><text:span text:style-name="T25">того или иного варианта поведения участника регулируемых отношений. </text:span></text:p>
      <text:p text:style-name="P18"/>
      <text:p text:style-name="P19">Нормы права — признаваемое и охраняемое государством общеобязательное правило, содержащее права и обязанности участников регулируемых отношений.</text:p>
      <text:p text:style-name="P19"/>
      <text:p text:style-name="P21">Полное представление о норме права возможно только после уяснения трех элементов ее состава:</text:p>
      <text:list xml:id="list4577953884414708803" text:style-name="L4">
        <text:list-item>
          <text:p text:style-name="P71">гипотеза — определяет перечень условий при которых следует руководствоваться данной нормой</text:p>
        </text:list-item>
        <text:list-item>
          <text:p text:style-name="P71">диспозиция — суть и содержание правила поведения, права и обязанности сторон</text:p>
        </text:list-item>
        <text:list-item>
          <text:p text:style-name="P71">Санкция — определяет меры юридической ответственности за нарушение условий диспозиции</text:p>
        </text:list-item>
      </text:list>
      <text:p text:style-name="P21"/>
      <text:p text:style-name="P22">Способы изложения правовых норм:</text:p>
      <text:list xml:id="list8484212373646297105" text:style-name="L5">
        <text:list-item>
          <text:p text:style-name="P72">Прямой — гипотеза, диспозиция, санкция по порядку</text:p>
        </text:list-item>
        <text:list-item>
          <text:p text:style-name="P72">Отсылочный (ссылочный) — когда в статье нормативного правового акта отсутствует один из элементов нправовой нормы, но имеется отсылка к другой части или статье этого же документа для ее восполнения.</text:p>
        </text:list-item>
        <text:list-item>
          <text:p text:style-name="P73">Бланкетный — когда в статье нормативного правового акта отсутствует один из элементов нормы (санкция) и нет указания к ее восполнению</text:p>
        </text:list-item>
      </text:list>
      <text:p text:style-name="P23"/>
      <text:p text:style-name="P23">Иерархия нормативных правовых актов Российской Федерации</text:p>
      <text:list xml:id="list3172730203410537897" text:style-name="L6">
        <text:list-item>
          <text:p text:style-name="P74">нормы международного права</text:p>
        </text:list-item>
        <text:list-item>
          <text:p text:style-name="P75">конституция РФ 1993 года</text:p>
        </text:list-item>
        <text:list-item>
          <text:p text:style-name="P75">Федеральный конституционный закон</text:p>
        </text:list-item>
        <text:list-item>
          <text:p text:style-name="P76">Федеральный закон, закон РФ, кодексы, воинский устав</text:p>
        </text:list-item>
      </text:list>
      <text:p text:style-name="P24">Подзаконные акты:</text:p>
      <text:list xml:id="list185003329266312" text:continue-numbering="true" text:style-name="L6">
        <text:list-item>
          <text:p text:style-name="P77"><text:soft-page-break/>указ президента</text:p>
        </text:list-item>
        <text:list-item>
          <text:p text:style-name="P77">постановление правительства</text:p>
        </text:list-item>
        <text:list-item>
          <text:p text:style-name="P78">локальные правовые акты: приказы минестерств, ведомств, федеральных служб, органов местного самоуправления, организаций и прочее</text:p>
        </text:list-item>
      </text:list>
      <text:p text:style-name="P25"/>
      <text:p text:style-name="P26">Действие нормативных правовых актов — обязательность его исполнения в течение определенного времени на определенной территории</text:p>
      <text:p text:style-name="P26"/>
      <text:p text:style-name="P27">Нормативно правовые акты распространяют свое действие только на те отношения, которые возникли после его вступления в силу. <text:span text:style-name="T26">Закон обратной силы не имеет.</text:span></text:p>
      <text:p text:style-name="P27"/>
      <text:p text:style-name="P27"/>
      <text:p text:style-name="P28">Правоотношение</text:p>
      <text:p text:style-name="P29">Правоотношение — такое общественное отношение, в котором стороны на основе норм права связаны взаимными юридическими правами и обязанностями, <text:span text:style-name="T27">охраняемыми государством. </text:span></text:p>
      <text:p text:style-name="P30">Как конкретное общественное отношение, обличенное в правоввую форму правоотношение состоит из трех элементов:</text:p>
      <text:list xml:id="list6940358520903334513" text:style-name="L7">
        <text:list-item>
          <text:p text:style-name="P79">субъекты</text:p>
        </text:list-item>
        <text:list-item>
          <text:p text:style-name="P79">объект</text:p>
        </text:list-item>
        <text:list-item>
          <text:p text:style-name="P79">содержание правоотношения</text:p>
        </text:list-item>
      </text:list>
      <text:p text:style-name="P30"/>
      <text:p text:style-name="P30">Субъекты — физ и юр лица, которые, на момент вступления в отношения должны обладать правоспособностью и дееспособностью.</text:p>
      <text:p text:style-name="P30"/>
      <text:p text:style-name="P31">Правоспособность — способность лица иметь определенные права и обязанности.</text:p>
      <text:p text:style-name="P31"/>
      <text:p text:style-name="P32">Правоспособность юридического лица возникает в момент его регистрации и прекращается моментом ликвидаци<text:span text:style-name="T28">и. Бывает общая и специальная.</text:span></text:p>
      <text:p text:style-name="P32"/>
      <text:p text:style-name="P33">Правоспособность физического лица по общему правилу возникает в момент рождения человека и прекращается моментом его смерти.</text:p>
      <text:p text:style-name="P33"/>
      <text:p text:style-name="P33"/>
      <text:p text:style-name="P34">Дееспособность — способность лица своими действиями осуществлять, реализовывать принадлежащие ему юридические права и обязанности. </text:p>
      <text:p text:style-name="P34"/>
      <text:p text:style-name="P35">Дееспособнотсь юридического лица возникает и существует одновременно с правоспособностью.</text:p>
      <text:p text:style-name="P35"/>
      <text:p text:style-name="P36">Дееспособность физического лица в сиду естественных причичн не совпадает с его правоспособностью. </text:p>
      <text:p text:style-name="P36"/>
      <text:p text:style-name="P37">Основания возникновения дееспособности — это возраст, состояние здоровья, родство и законопослушность. </text:p>
      <text:p text:style-name="P37"/>
      <text:list xml:id="list4561294275411787354" text:style-name="L8">
        <text:list-item>
          <text:p text:style-name="P80">От 0 до 6 лет человек полностью недееспособен. </text:p>
        </text:list-item>
        <text:list-item>
          <text:p text:style-name="P97"><text:span text:style-name="T11">О</text:span><text:span text:style-name="T9">т 6 до 14 лет период неполной дееспособности малолетних </text:span><text:span text:style-name="T12">(могут самостоятельно совершать мелкие бытовые сделки; давать согласие на получение подарков, не требующих регистрации)</text:span></text:p>
        </text:list-item>
        <text:list-item>
          <text:p text:style-name="P98"><text:span text:style-name="T9">От 14 до 18 лет — </text:span><text:span text:style-name="T13">период неполной дееспособности </text:span><text:span text:style-name="T14">несовершеннолетних.</text:span></text:p>
        </text:list-item>
        <text:list-item>
          <text:p text:style-name="P99"><text:span text:style-name="T13">1</text:span><text:span text:style-name="T9">8 лет — полная дееспособность.</text:span></text:p>
        </text:list-item>
      </text:list>
      <text:p text:style-name="P42"><text:soft-page-break/>Суд на основании злоупотребления алкоголя, наркотиками, азартными играми + причинение ущерба семейному бюджету может ограничить гражданина в дееспособности и назначить ему попечителя. </text:p>
      <text:p text:style-name="P27"/>
      <text:p text:style-name="P27"/>
      <text:p text:style-name="P27"/>
      <text:list xml:id="list185003895688844" text:continue-list="list185003329266312" text:style-name="L6">
        <text:list-header>
          <text:p text:style-name="P78"/>
        </text:list-header>
      </text:list>
      <text:p text:style-name="P38">Суд на основании психического заболевания может лишить гражданина дееспособности и назначить ему опекуна. </text:p>
      <text:p text:style-name="P38"/>
      <text:p text:style-name="P39">Эмансипация — досрочное обретение дееспособности в возрасте от 16 до 18 лет на основании индивидуального предпринимательства, работы по трудовому договору, вступлению в брак.</text:p>
      <text:p text:style-name="P39"/>
      <text:p text:style-name="P39">Деликтоспособность — способность самостоятеьлно нести ответственность за <text:span text:style-name="T29">причиненный</text:span> вред.</text:p>
      <text:p text:style-name="P39"/>
      <text:p text:style-name="P39"/>
      <text:p text:style-name="P40">Объект правоотношения — то, на что нацелены интересы сторон. Это блага, право, имущество, работа, услуга, действие, то, на что нацелены интересы сторон. </text:p>
      <text:p text:style-name="P40"/>
      <text:p text:style-name="P41">Содержание правоотношения — совокупность прав и обязанностей субъекта. </text:p>
      <text:p text:style-name="P41">Субъективное право — это мера возможного поведения субъекта. </text:p>
      <text:p text:style-name="P41">Юридическая обязанность — это мера должного поведения субъекта. </text:p>
      <text:p text:style-name="P41"/>
      <text:p text:style-name="P43">Юридические факты.</text:p>
      <text:p text:style-name="P43"/>
      <text:p text:style-name="P43"/>
      <text:p text:style-name="P44">Правонарушения</text:p>
      <text:p text:style-name="P45">Правонарушение — общественно вредное (общественно опасное), противоправное, виновное деяние деликтоспособного субъекта влекущее юридическую ответственность. </text:p>
      <text:p text:style-name="P45"/>
      <text:p text:style-name="P46">Для понимания сущности правонарушения необходимо сформировать его <text:span text:style-name="T30">ю</text:span>ридический состав:</text:p>
      <text:list xml:id="list7091522629709307680" text:style-name="L9">
        <text:list-item>
          <text:p text:style-name="P81">объективная сторона правонарушения — само противоправное действие или бездействие, причиненный вред, связь между вредом и деянием.</text:p>
        </text:list-item>
        <text:list-item>
          <text:p text:style-name="P81">объект правонарушения — <text:span text:style-name="T31">те общественные отношения, на которые посягает правонарушитель. Посягательство на блага, права, интересы, то, что реально пострадало. </text:span></text:p>
        </text:list-item>
        <text:list-item>
          <text:p text:style-name="P81">субъективная сторона правонарушения — <text:span text:style-name="T32">определение того, что в момент совершения действия находились под контролем воли и сознания правонарушителя; устанавливаются цель, мотив, форма вины. </text:span></text:p>
        </text:list-item>
        <text:list-item>
          <text:p text:style-name="P81">субъект правонарушения — <text:span text:style-name="T33">должен быть деликтоспособен.</text:span></text:p>
        </text:list-item>
      </text:list>
      <text:p text:style-name="P46"/>
      <text:p text:style-name="P46"/>
      <text:p text:style-name="P47">Вина: умысел (прямой и косвенный), неосторожность (небрежность, самонадеянность).</text:p>
      <text:p text:style-name="P47"/>
      <text:p text:style-name="P55"><text:span text:style-name="T15">В</text:span><text:span text:style-name="T9">иды правонарушений</text:span></text:p>
      <text:p text:style-name="P48">Виды правонарушений:</text:p>
      <text:list xml:id="list4430279576834041401" text:style-name="L10">
        <text:list-item>
          <text:p text:style-name="P82">Преступления — виновное противоправное деяние. Запрещенное уголовным законом</text:p>
        </text:list-item>
        <text:list-item>
          <text:p text:style-name="P82">Проступки — неприступное правонарушение, во всех отраслях права, кроме уголовного. </text:p>
        </text:list-item>
      </text:list>
      <text:p text:style-name="P49"><text:soft-page-break/>Юридическая ответственность — обязанность лица претерпивать меры государственного принуждения, предусмотренные законом за совершенные правонарушения.</text:p>
      <text:p text:style-name="P49"/>
      <text:p text:style-name="P50">Юридическая ответственность:</text:p>
      <text:list xml:id="list7279795518452140054" text:style-name="L11">
        <text:list-item>
          <text:p text:style-name="P83">Уголовная ответственность</text:p>
        </text:list-item>
        <text:list-item>
          <text:p text:style-name="P83">Административная ответственность</text:p>
        </text:list-item>
        <text:list-item>
          <text:p text:style-name="P83">Гражданско-правовая ответственность</text:p>
        </text:list-item>
        <text:list-item>
          <text:p text:style-name="P83">Правовая ответственность</text:p>
        </text:list-item>
      </text:list>
      <text:p text:style-name="P50"/>
      <text:p text:style-name="P52">Конституционное право</text:p>
      <text:p text:style-name="P53">Конституционное право — основополагающая отрасль публичного права, <text:span text:style-name="T34">ее функция обеспечение общественного интереса. Конституция — нормативный правовой акт, обладающий высшей юридической силой и ругулирующий основы устройства государства и общества, закрепляющий основные права и свободы человека и гражданина.</text:span></text:p>
      <text:p text:style-name="P53"/>
      <text:p text:style-name="P54">Главы конституции:</text:p>
      <text:list xml:id="list8058896330054665562" text:style-name="L12">
        <text:list-item>
          <text:p text:style-name="P84">Основы конституционного строя</text:p>
        </text:list-item>
        <text:list-item>
          <text:p text:style-name="P84">Права и свободы человека и гражданина</text:p>
        </text:list-item>
        <text:list-item>
          <text:p text:style-name="P86">Федеративное устройство</text:p>
        </text:list-item>
        <text:list-item>
          <text:p text:style-name="P101"><text:a xlink:type="simple" xlink:href="http://www.constitution.ru/10003000/10003000-6.htm" text:style-name="Internet_20_link" text:visited-style-name="Visited_20_Internet_20_Link"><text:span text:style-name="T17">Президент Российской Федерации</text:span></text:a></text:p>
        </text:list-item>
        <text:list-item>
          <text:p text:style-name="P107"><text:a xlink:type="simple" xlink:href="http://www.constitution.ru/10003000/10003000-7.htm" text:style-name="Internet_20_link" text:visited-style-name="Visited_20_Internet_20_Link"><text:span text:style-name="T18">Федеральное Собрани</text:span></text:a><text:span text:style-name="T19">е</text:span></text:p>
        </text:list-item>
        <text:list-item>
          <text:p text:style-name="P107"><text:a xlink:type="simple" xlink:href="http://www.constitution.ru/10003000/10003000-8.htm" text:style-name="Internet_20_link" text:visited-style-name="Visited_20_Internet_20_Link"><text:span text:style-name="T20">Правительство Российской Федерации</text:span></text:a></text:p>
        </text:list-item>
        <text:list-item>
          <text:p text:style-name="P107"><text:a xlink:type="simple" xlink:href="http://www.constitution.ru/10003000/10003000-9.htm" text:style-name="Internet_20_link" text:visited-style-name="Visited_20_Internet_20_Link"><text:span text:style-name="T20">Судебная власть и прокуратура</text:span></text:a></text:p>
        </text:list-item>
        <text:list-item>
          <text:p text:style-name="P107"><text:a xlink:type="simple" xlink:href="http://www.constitution.ru/10003000/10003000-10.htm" text:style-name="Internet_20_link" text:visited-style-name="Visited_20_Internet_20_Link"><text:span text:style-name="T20">Местное самоуправление</text:span></text:a></text:p>
        </text:list-item>
        <text:list-item>
          <text:p text:style-name="P107"><text:a xlink:type="simple" xlink:href="http://www.constitution.ru/10003000/10003000-11.htm" text:style-name="Internet_20_link" text:visited-style-name="Visited_20_Internet_20_Link"><text:span text:style-name="T20">Конституционные поправки и пересмотр Конституции</text:span></text:a></text:p>
        </text:list-item>
      </text:list>
      <text:p text:style-name="P108"/>
      <text:p text:style-name="P61"><text:span text:style-name="T20">Главы 1, 2 и 9 не могут быть изменены решением Федерального собрания, </text:span><text:span text:style-name="T21">пересмотр этих глав возможен только на основании решения конституционного собрания, отмены дуйствующей конституции и принятия новой с учетом поправки.</text:span></text:p>
      <text:p text:style-name="P109"/>
      <text:p text:style-name="P62"><text:span text:style-name="T21">И</text:span><text:span text:style-name="T20">зменения в главы с 3 по 8 вносятся путем принятия </text:span><text:span text:style-name="T22">Федерального конституционного закона. </text:span></text:p>
      <text:p text:style-name="P54"/>
      <text:p text:style-name="P87">Конституционные обязанности:</text:p>
      <text:list xml:id="list7952285065239194688" text:style-name="L13">
        <text:list-item>
          <text:p text:style-name="P88">Соблюдение конституции и законов РФ</text:p>
        </text:list-item>
        <text:list-item>
          <text:p text:style-name="P88">обязанности платить налоги и налоговые сборы</text:p>
        </text:list-item>
        <text:list-item>
          <text:p text:style-name="P88">Сохранение природы и окружающей среды, бережное отношение у природным богатствам</text:p>
        </text:list-item>
        <text:list-item>
          <text:p text:style-name="P88">Обязанность получения детьми общего образования</text:p>
        </text:list-item>
        <text:list-item>
          <text:p text:style-name="P88">Забота о сохранении исторического и культурного наследия, сохранения памятников истории культуры</text:p>
        </text:list-item>
        <text:list-item>
          <text:p text:style-name="P88">Защита отечества</text:p>
        </text:list-item>
      </text:list>
      <text:p text:style-name="P87"/>
      <text:p text:style-name="P87"/>
      <text:p text:style-name="P87"/>
      <text:p text:style-name="P89">Гражданство — правовая принадлежность лица к конкретному государству, те устойчивая правовая связь человека и государства, которая отражает савокуаность ихх взаимных прав и обязанностей</text:p>
      <text:p text:style-name="P89"/>
      <text:p text:style-name="P90">Принципы российского гражданства</text:p>
      <text:list xml:id="list5065840373054805917" text:style-name="L14">
        <text:list-item>
          <text:p text:style-name="P91">Равенство для всех граждан российской федерации</text:p>
        </text:list-item>
        <text:list-item>
          <text:p text:style-name="P92"><text:soft-page-break/>Гражданин Российской федерации не может быть лишен гражданства или права изменить его.</text:p>
        </text:list-item>
        <text:list-item>
          <text:p text:style-name="P93">Гражданин РФ не может быть выслан за пределы РФ или передан другому государству.</text:p>
        </text:list-item>
      </text:list>
      <text:p text:style-name="P94"/>
      <text:p text:style-name="P95">Основания приобретения гражданства:</text:p>
      <text:list xml:id="list5288156985057923679" text:style-name="L15">
        <text:list-item>
          <text:p text:style-name="P100"><text:span text:style-name="T16">5 лет непрерывного проживания на территории РФ после получения вида на жительство</text:span></text:p>
        </text:list-item>
        <text:list-item>
          <text:p text:style-name="P102"><text:span text:style-name="T9">Обязанность соблюдать конституцию и законодательство РФ</text:span></text:p>
        </text:list-item>
        <text:list-item>
          <text:p text:style-name="P102"><text:span text:style-name="T9">Владение русским языком в объеме общения</text:span></text:p>
        </text:list-item>
        <text:list-item>
          <text:p text:style-name="P102"><text:span text:style-name="T9">Подтверждение законного источника средств сосуществования</text:span></text:p>
        </text:list-item>
        <text:list-item>
          <text:p text:style-name="P102"><text:span text:style-name="T9">Отказ от имеющегося иного гражданства</text:span></text:p>
        </text:list-item>
      </text:list>
      <text:p text:style-name="P103"><text:span text:style-name="T9"/></text:p>
      <text:p text:style-name="P103"><text:span text:style-name="T9"/></text:p>
      <text:p text:style-name="P105"><text:span text:style-name="T9">Основания прекращения гражданства:</text:span></text:p>
      <text:list xml:id="list1641454282505848947" text:style-name="L16">
        <text:list-item>
          <text:p text:style-name="P106"><text:span text:style-name="T9">Добровольно написанное заявление</text:span></text:p>
        </text:list-item>
        <text:list-item>
          <text:p text:style-name="P106"><text:span text:style-name="T9">Отсутствие обязательств перед страной</text:span></text:p>
        </text:list-item>
        <text:list-item>
          <text:p text:style-name="P106"><text:span text:style-name="T9">Гарантии того, что другое государство предоставит гражданство</text:span></text:p>
        </text:list-item>
      </text:list>
      <text:p text:style-name="P105"><text:span text:style-name="T9"/></text:p>
      <text:p text:style-name="P105"><text:span text:style-name="T9"/></text:p>
      <text:p text:style-name="P105"><text:span text:style-name="T9"/></text:p>
      <text:p text:style-name="P104"><text:span text:style-name="T9"/></text:p>
      <text:p text:style-name="P104"><text:span text:style-name="T9"/></text:p>
      <text:p text:style-name="P94"/>
      <text:p text:style-name="P50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7:35:20.303440640</meta:creation-date>
    <dc:date>2018-10-18T18:50:01.656493709</dc:date>
    <meta:editing-duration>PT5H49M15S</meta:editing-duration>
    <meta:editing-cycles>81</meta:editing-cycles>
    <meta:generator>LibreOffice/5.1.6.2$Linux_X86_64 LibreOffice_project/10m0$Build-2</meta:generator>
    <meta:document-statistic meta:table-count="0" meta:image-count="0" meta:object-count="0" meta:page-count="6" meta:paragraph-count="143" meta:word-count="1298" meta:character-count="10680" meta:non-whitespace-character-count="9518"/>
  </office:meta>
</office:document-meta>
</file>